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5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36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 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 office:value-type="string" calcext:value-type="string">
            <text:p>median_female</text:p>
          </table:table-cell>
          <table:table-cell table:style-name="ce1" office:value-type="string" calcext:value-type="string">
            <text:p>median_male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Assay_temperature_in_paper</text:p>
          </table:table-cell>
          <table:table-cell table:style-name="ce1" office:value-type="string" calcext:value-type="string">
            <text:p>Control_or_selection_line</text:p>
          </table:table-cell>
          <table:table-cell table:style-name="ce1" office:value-type="string" calcext:value-type="string">
            <text:p>Time_series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</text:p>
          </table:table-cell>
          <table:table-cell table:style-name="ce1" office:value-type="string" calcext:value-type="string">
            <text:p>Female_data</text:p>
          </table:table-cell>
          <table:table-cell table:style-name="ce1" office:value-type="string" calcext:value-type="string">
            <text:p>Culture_plate</text:p>
          </table:table-cell>
          <table:table-cell table:style-name="ce1" office:value-type="string" calcext:value-type="string">
            <text:p>Sex_not_considered_data</text:p>
          </table:table-cell>
          <table:table-cell table:style-name="ce1" office:value-type="string" calcext:value-type="string">
            <text:p>Technical_replicate</text:p>
          </table:table-cell>
          <table:table-cell table:style-name="ce1" office:value-type="string" calcext:value-type="string">
            <text:p>Plotting</text:p>
          </table:table-cell>
          <table:table-cell table:style-name="ce1" table:number-columns-repeated="13"/>
        </table:table-row>
        <table:table-row table:style-name="ro2">
          <table:table-cell/>
          <table:table-cell table:style-name="ce3" office:value-type="string" calcext:value-type="string">
            <text:p>Evolution of thermal dependence of growth rate of Escherichia coli populations during 20,000 generations in a constant environment</text:p>
          </table:table-cell>
          <table:table-cell table:style-name="ce3" office:value-type="string" calcext:value-type="string">
            <text:p>(Cooper et al., 2001)</text:p>
          </table:table-cell>
          <table:table-cell office:value-type="string" calcext:value-type="string">
            <text:p>Maximum growth rate Vmax</text:p>
          </table:table-cell>
          <table:table-cell table:number-columns-repeated="3"/>
          <table:table-cell table:style-name="Default"/>
          <table:table-cell table:number-columns-repeated="36"/>
        </table:table-row>
        <table:table-row table:style-name="ro3">
          <table:table-cell table:number-columns-repeated="7"/>
          <table:table-cell office:value-type="float" office:value="0.308219178082192" calcext:value-type="float">
            <text:p>0.308219178082192</text:p>
          </table:table-cell>
          <table:table-cell table:style-name="ce3"/>
          <table:table-cell office:value-type="float" office:value="0.0123287671232879" calcext:value-type="float">
            <text:p>0.012328767123288</text:p>
          </table:table-cell>
          <table:table-cell table:number-columns-repeated="11"/>
          <table:table-cell office:value-type="string" calcext:value-type="string">
            <text:p>Ancestor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0.517808219178082" calcext:value-type="float">
            <text:p>0.517808219178082</text:p>
          </table:table-cell>
          <table:table-cell table:style-name="ce3"/>
          <table:table-cell office:value-type="float" office:value="0.00958904109589054" calcext:value-type="float">
            <text:p>0.009589041095891</text:p>
          </table:table-cell>
          <table:table-cell table:number-columns-repeated="11"/>
          <table:table-cell office:value-type="string" calcext:value-type="string">
            <text:p>Ancestor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0.667123287671233" calcext:value-type="float">
            <text:p>0.667123287671233</text:p>
          </table:table-cell>
          <table:table-cell table:style-name="ce3"/>
          <table:table-cell office:value-type="float" office:value="0.0205479452054792" calcext:value-type="float">
            <text:p>0.020547945205479</text:p>
          </table:table-cell>
          <table:table-cell table:number-columns-repeated="11"/>
          <table:table-cell office:value-type="string" calcext:value-type="string">
            <text:p>Ancestor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0.805479452054794" calcext:value-type="float">
            <text:p>0.805479452054794</text:p>
          </table:table-cell>
          <table:table-cell table:style-name="ce3"/>
          <table:table-cell office:value-type="float" office:value="0.0136986301369862" calcext:value-type="float">
            <text:p>0.013698630136986</text:p>
          </table:table-cell>
          <table:table-cell table:number-columns-repeated="11"/>
          <table:table-cell office:value-type="string" calcext:value-type="string">
            <text:p>Ancestor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0.876712328767123" calcext:value-type="float">
            <text:p>0.876712328767123</text:p>
          </table:table-cell>
          <table:table-cell table:style-name="ce3"/>
          <table:table-cell office:value-type="float" office:value="0.0315068493150686" calcext:value-type="float">
            <text:p>0.031506849315069</text:p>
          </table:table-cell>
          <table:table-cell table:number-columns-repeated="11"/>
          <table:table-cell office:value-type="string" calcext:value-type="string">
            <text:p>Ancestor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0.846575342465753" calcext:value-type="float">
            <text:p>0.846575342465753</text:p>
          </table:table-cell>
          <table:table-cell table:style-name="ce3"/>
          <table:table-cell office:value-type="float" office:value="0.0397260273972604" calcext:value-type="float">
            <text:p>0.03972602739726</text:p>
          </table:table-cell>
          <table:table-cell table:number-columns-repeated="11"/>
          <table:table-cell office:value-type="string" calcext:value-type="string">
            <text:p>Ancestor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0.912328767123288" calcext:value-type="float">
            <text:p>0.912328767123288</text:p>
          </table:table-cell>
          <table:table-cell table:style-name="ce3"/>
          <table:table-cell office:value-type="float" office:value="0.0630136986301369" calcext:value-type="float">
            <text:p>0.063013698630137</text:p>
          </table:table-cell>
          <table:table-cell table:number-columns-repeated="11"/>
          <table:table-cell office:value-type="string" calcext:value-type="string">
            <text:p>Ancestor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0.794520547945205" calcext:value-type="float">
            <text:p>0.794520547945205</text:p>
          </table:table-cell>
          <table:table-cell table:style-name="ce3"/>
          <table:table-cell office:value-type="float" office:value="0.041095890410959" calcext:value-type="float">
            <text:p>0.041095890410959</text:p>
          </table:table-cell>
          <table:table-cell table:number-columns-repeated="11"/>
          <table:table-cell office:value-type="string" calcext:value-type="string">
            <text:p>Ancestor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0.535616438356164" calcext:value-type="float">
            <text:p>0.535616438356164</text:p>
          </table:table-cell>
          <table:table-cell table:style-name="ce3"/>
          <table:table-cell office:value-type="float" office:value="0.0452054794520548" calcext:value-type="float">
            <text:p>0.045205479452055</text:p>
          </table:table-cell>
          <table:table-cell table:number-columns-repeated="11"/>
          <table:table-cell office:value-type="string" calcext:value-type="string">
            <text:p>Ancestor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0.242465753424658" calcext:value-type="float">
            <text:p>0.242465753424658</text:p>
          </table:table-cell>
          <table:table-cell table:style-name="ce3"/>
          <table:table-cell office:value-type="float" office:value="0.0109589041095888" calcext:value-type="float">
            <text:p>0.010958904109589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grees for 2000 generations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0.576712328767123" calcext:value-type="float">
            <text:p>0.576712328767123</text:p>
          </table:table-cell>
          <table:table-cell table:style-name="ce3"/>
          <table:table-cell office:value-type="float" office:value="0.0287671232876712" calcext:value-type="float">
            <text:p>0.028767123287671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grees for 2000 generations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0.802739726027397" calcext:value-type="float">
            <text:p>0.802739726027397</text:p>
          </table:table-cell>
          <table:table-cell table:style-name="ce3"/>
          <table:table-cell office:value-type="float" office:value="0.0219178082191782" calcext:value-type="float">
            <text:p>0.021917808219178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grees for 2000 generations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0.927397260273973" calcext:value-type="float">
            <text:p>0.927397260273973</text:p>
          </table:table-cell>
          <table:table-cell table:style-name="ce3"/>
          <table:table-cell office:value-type="float" office:value="0.0260273972602741" calcext:value-type="float">
            <text:p>0.026027397260274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degrees for 2000 generations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1.06301369863014" calcext:value-type="float">
            <text:p>1.06301369863014</text:p>
          </table:table-cell>
          <table:table-cell table:style-name="ce3"/>
          <table:table-cell office:value-type="float" office:value="0.0273972602739725" calcext:value-type="float">
            <text:p>0.027397260273973</text:p>
          </table:table-cell>
          <table:table-cell table:number-columns-repeated="9"/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degrees for 2000 generations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0.965753424657534" calcext:value-type="float">
            <text:p>0.965753424657534</text:p>
          </table:table-cell>
          <table:table-cell table:style-name="ce3"/>
          <table:table-cell office:value-type="float" office:value="0.0534246575342463" calcext:value-type="float">
            <text:p>0.053424657534246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grees for 2000 generations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0.93972602739726" calcext:value-type="float">
            <text:p>0.93972602739726</text:p>
          </table:table-cell>
          <table:table-cell table:style-name="ce3"/>
          <table:table-cell office:value-type="float" office:value="0.158904109589041" calcext:value-type="float">
            <text:p>0.158904109589041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grees for 2000 generations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0.576712328767123" calcext:value-type="float">
            <text:p>0.576712328767123</text:p>
          </table:table-cell>
          <table:table-cell table:style-name="ce3"/>
          <table:table-cell office:value-type="float" office:value="0.17945205479452" calcext:value-type="float">
            <text:p>0.17945205479452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grees for 2000 generations</text:p>
          </table:table-cell>
          <table:table-cell table:number-columns-repeated="22"/>
        </table:table-row>
        <table:table-row table:style-name="ro3">
          <table:table-cell table:number-columns-repeated="7"/>
          <table:table-cell office:value-type="float" office:value="0.413698630136986" calcext:value-type="float">
            <text:p>0.413698630136986</text:p>
          </table:table-cell>
          <table:table-cell table:style-name="ce3"/>
          <table:table-cell office:value-type="float" office:value="0.206849315068493" calcext:value-type="float">
            <text:p>0.206849315068493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grees for 2000 generations</text:p>
          </table:table-cell>
          <table:table-cell table:number-columns-repeated="22"/>
        </table:table-row>
        <table:table-row table:style-name="ro3" table:number-rows-repeated="4">
          <table:table-cell table:number-columns-repeated="7"/>
          <table:table-cell table:style-name="Default"/>
          <table:table-cell table:number-columns-repeated="36"/>
        </table:table-row>
        <table:table-row table:style-name="ro3">
          <table:table-cell table:number-columns-repeated="7"/>
          <table:table-cell table:style-name="Default"/>
          <table:table-cell table:number-columns-repeated="14"/>
          <table:table-cell office:value-type="string" calcext:value-type="string">
            <text:p>generations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999155891754642" calcext:value-type="float">
            <text:p>0.99915589175464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755063138087645" calcext:value-type="float">
            <text:p>0.75506313808764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533557270137309" calcext:value-type="float">
            <text:p>0.533557270137309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875308889207959" calcext:value-type="float">
            <text:p>0.875308889207959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714123132495522" calcext:value-type="float">
            <text:p>0.71412313249552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774155891754642" calcext:value-type="float">
            <text:p>0.77415589175464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1"/>
        </table:table-row>
        <table:table-row table:style-name="ro3">
          <table:table-cell table:number-columns-repeated="7"/>
          <table:table-cell table:style-name="Default"/>
          <table:table-cell table:number-columns-repeated="36"/>
        </table:table-row>
        <table:table-row table:style-name="ro3">
          <table:table-cell table:number-columns-repeated="7"/>
          <table:table-cell office:value-type="float" office:value="0.999155891754642" calcext:value-type="float">
            <text:p>0.99915589175464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698682828405" calcext:value-type="float">
            <text:p>1.069868282840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0078157471151" calcext:value-type="float">
            <text:p>1.10078157471151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1448945431462" calcext:value-type="float">
            <text:p>1.1144894543146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8660100960485" calcext:value-type="float">
            <text:p>1.0866010096048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0787355757241" calcext:value-type="float">
            <text:p>1.10787355757241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1"/>
        </table:table-row>
        <table:table-row table:style-name="ro3">
          <table:table-cell table:number-columns-repeated="7"/>
          <table:table-cell table:style-name="Default"/>
          <table:table-cell table:number-columns-repeated="36"/>
        </table:table-row>
        <table:table-row table:style-name="ro3">
          <table:table-cell table:number-columns-repeated="7"/>
          <table:table-cell office:value-type="float" office:value="0.999157592062208" calcext:value-type="float">
            <text:p>0.99915759206220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5400630247338" calcext:value-type="float">
            <text:p>1.1540063024733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395400856955" calcext:value-type="float">
            <text:p>1.139540085695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9957284495462" calcext:value-type="float">
            <text:p>1.1995728449546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9059182038707" calcext:value-type="float">
            <text:p>1.19059182038707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9012083519108" calcext:value-type="float">
            <text:p>1.1901208351910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1"/>
        </table:table-row>
        <table:table-row table:style-name="ro3">
          <table:table-cell table:number-columns-repeated="7"/>
          <table:table-cell table:style-name="Default"/>
          <table:table-cell table:number-columns-repeated="36"/>
        </table:table-row>
        <table:table-row table:style-name="ro3">
          <table:table-cell table:number-columns-repeated="7"/>
          <table:table-cell office:value-type="float" office:value="0.999159292369775" calcext:value-type="float">
            <text:p>0.99915929236977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7176072516228" calcext:value-type="float">
            <text:p>1.0717607251622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1779655253195" calcext:value-type="float">
            <text:p>1.1177965525319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4190351321328" calcext:value-type="float">
            <text:p>1.1419035132132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1590751082529" calcext:value-type="float">
            <text:p>1.11590751082529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4757913987108" calcext:value-type="float">
            <text:p>1.1475791398710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1"/>
        </table:table-row>
        <table:table-row table:style-name="ro3">
          <table:table-cell table:number-columns-repeated="7"/>
          <table:table-cell table:style-name="Default"/>
          <table:table-cell table:number-columns-repeated="36"/>
        </table:table-row>
        <table:table-row table:style-name="ro3">
          <table:table-cell table:number-columns-repeated="7"/>
          <table:table-cell office:value-type="float" office:value="0.998212221055097" calcext:value-type="float">
            <text:p>0.998212221055097</text:p>
          </table:table-cell>
          <table:table-cell table:number-columns-repeated="11"/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5001719199873" calcext:value-type="float">
            <text:p>1.05001719199873</text:p>
          </table:table-cell>
          <table:table-cell table:number-columns-repeated="11"/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0078157471151" calcext:value-type="float">
            <text:p>1.10078157471151</text:p>
          </table:table-cell>
          <table:table-cell table:number-columns-repeated="11"/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5797652064173" calcext:value-type="float">
            <text:p>1.15797652064173</text:p>
          </table:table-cell>
          <table:table-cell table:number-columns-repeated="11"/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5845090645286" calcext:value-type="float">
            <text:p>1.15845090645286</text:p>
          </table:table-cell>
          <table:table-cell table:number-columns-repeated="11"/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20430140029774" calcext:value-type="float">
            <text:p>1.20430140029774</text:p>
          </table:table-cell>
          <table:table-cell table:number-columns-repeated="11"/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1"/>
        </table:table-row>
        <table:table-row table:style-name="ro3">
          <table:table-cell table:number-columns-repeated="7"/>
          <table:table-cell table:style-name="Default"/>
          <table:table-cell table:number-columns-repeated="36"/>
        </table:table-row>
        <table:table-row table:style-name="ro3">
          <table:table-cell table:number-columns-repeated="7"/>
          <table:table-cell office:value-type="float" office:value="0.999159292369775" calcext:value-type="float">
            <text:p>0.99915929236977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5757505913292" calcext:value-type="float">
            <text:p>1.0575750591329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7336581550529" calcext:value-type="float">
            <text:p>1.07336581550529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9085347882928" calcext:value-type="float">
            <text:p>1.0908534788292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5277698010262" calcext:value-type="float">
            <text:p>1.1527769801026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3528761647107" calcext:value-type="float">
            <text:p>1.13528761647107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1"/>
        </table:table-row>
        <table:table-row table:style-name="ro3">
          <table:table-cell table:number-columns-repeated="7"/>
          <table:table-cell table:style-name="Default"/>
          <table:table-cell table:number-columns-repeated="36"/>
        </table:table-row>
        <table:table-row table:style-name="ro3">
          <table:table-cell table:number-columns-repeated="7"/>
          <table:table-cell office:value-type="float" office:value="0.999155891754642" calcext:value-type="float">
            <text:p>0.99915589175464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911991324652948" calcext:value-type="float">
            <text:p>0.91199132465294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885231884167491" calcext:value-type="float">
            <text:p>0.885231884167491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848835100393715" calcext:value-type="float">
            <text:p>0.84883510039371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957081781015499" calcext:value-type="float">
            <text:p>0.957081781015499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2089772461063" calcext:value-type="float">
            <text:p>1.02089772461063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1"/>
        </table:table-row>
        <table:table-row table:style-name="ro3">
          <table:table-cell table:number-columns-repeated="7"/>
          <table:table-cell table:style-name="Default"/>
          <table:table-cell table:number-columns-repeated="36"/>
        </table:table-row>
        <table:table-row table:style-name="ro3">
          <table:table-cell table:number-columns-repeated="7"/>
          <table:table-cell office:value-type="float" office:value="1.00010466337689" calcext:value-type="float">
            <text:p>1.00010466337689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855269064226284" calcext:value-type="float">
            <text:p>0.855269064226284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794479668099963" calcext:value-type="float">
            <text:p>0.794479668099963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725940270084411" calcext:value-type="float">
            <text:p>0.725940270084411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825676911334628" calcext:value-type="float">
            <text:p>0.82567691133462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721216815663989" calcext:value-type="float">
            <text:p>0.721216815663989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1"/>
        </table:table-row>
        <table:table-row table:style-name="ro3">
          <table:table-cell table:number-columns-repeated="7"/>
          <table:table-cell table:style-name="Default"/>
          <table:table-cell table:number-columns-repeated="36"/>
        </table:table-row>
        <table:table-row table:style-name="ro3">
          <table:table-cell table:number-columns-repeated="7"/>
          <table:table-cell office:value-type="float" office:value="0.999157592062208" calcext:value-type="float">
            <text:p>0.99915759206220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841086798812052" calcext:value-type="float">
            <text:p>0.84108679881205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879563058739958" calcext:value-type="float">
            <text:p>0.87956305873995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7108109333555" calcext:value-type="float">
            <text:p>0.7108109333555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76517316687952" calcext:value-type="float">
            <text:p>0.7651731668795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764700481375964" calcext:value-type="float">
            <text:p>0.764700481375964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17:07:33.672211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21:56.435393095</meta:creation-date>
    <dc:date>2021-05-09T17:11:58.907998731</dc:date>
    <meta:editing-duration>PT13H48M29S</meta:editing-duration>
    <meta:editing-cycles>3</meta:editing-cycles>
    <meta:generator>LibreOffice/6.0.7.3$Linux_X86_64 LibreOffice_project/00m0$Build-3</meta:generator>
    <meta:document-statistic meta:table-count="1" meta:cell-count="321" meta:object-count="0"/>
  </office:meta>
</office:document-meta>
</file>